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0748d" officeooo:paragraph-rsid="0080748d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80748d" officeooo:paragraph-rsid="00812364" style:font-size-asian="11pt" style:font-style-asian="normal" style:font-weight-asian="bold" style:font-name-complex="Arial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6e69" officeooo:paragraph-rsid="00786e6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2571d" officeooo:paragraph-rsid="0082571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6f93e" officeooo:paragraph-rsid="0086f93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a7424" officeooo:paragraph-rsid="008a742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31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32" style:family="paragraph" style:parent-style-name="Standard">
      <style:text-properties style:font-name="Caligra" fo:font-size="11pt" officeooo:rsid="0088a2e6" officeooo:paragraph-rsid="0088a2e6" style:font-size-asian="11pt" style:font-name-complex="Arial" style:font-size-complex="11pt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7dd8e" officeooo:paragraph-rsid="0077dd8e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77dd8e" officeooo:paragraph-rsid="0077dd8e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77dd8e" officeooo:paragraph-rsid="007fad5e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83d758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a9577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7d0833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officeooo:rsid="005d01c8"/>
    </style:style>
    <style:style style:name="T14" style:family="text">
      <style:text-properties officeooo:rsid="006c6d6c"/>
    </style:style>
    <style:style style:name="T15" style:family="text">
      <style:text-properties officeooo:rsid="007ec947"/>
    </style:style>
    <style:style style:name="T16" style:family="text">
      <style:text-properties officeooo:rsid="00812364"/>
    </style:style>
    <style:style style:name="T17" style:family="text">
      <style:text-properties officeooo:rsid="008a74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752406601424">
          <table:table-cell table:style-name="Table1.A1" office:value-type="string">
            <text:p text:style-name="P22">La dernière fois </text:p>
          </table:table-cell>
          <table:table-cell table:style-name="Table1.A1" office:value-type="string">
            <text:p text:style-name="P21"><text:span text:style-name="T5">P</text:span><text:span text:style-name="T4">our aujourd’hui :</text:span></text:p>
          </table:table-cell>
          <table:table-cell table:style-name="Table1.C1" office:value-type="string">
            <text:p text:style-name="P20">suivi : </text:p>
          </table:table-cell>
        </table:table-row>
        <table:table-row table:style-name="TableLine94752406617392">
          <table:table-cell table:style-name="Table1.A2" office:value-type="string">
            <text:p text:style-name="P34">Nous avons:</text:p>
            <text:p text:style-name="P34">- fait l'évaluation</text:p>
            <text:p text:style-name="P34">- repris le bilan de cours</text:p>
            <text:p text:style-name="P34"/>
            <text:p text:style-name="P34"/>
          </table:table-cell>
          <table:table-cell table:style-name="Table1.A2" office:value-type="string">
            <text:p text:style-name="P35">Pour la prochaine fois:</text:p>
            <text:p text:style-name="P35">- exercices solubilité</text:p>
            <text:p text:style-name="P35">- finir de recopier le cours si il n'y a pas eu assez de temps en classe</text:p>
          </table:table-cell>
          <table:table-cell table:style-name="Table1.C2" office:value-type="string">
            <text:p text:style-name="P23">IL FAUT IMPR L'EXO SOLUBILITÉ POUR ARTHUR</text:p>
          </table:table-cell>
        </table:table-row>
      </table:table>
      <text:p text:style-name="P19"/>
      <text:p text:style-name="P14"><text:span text:style-name="T15">4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10">Séance </text:span><text:span text:style-name="T11">_</text:span><text:span text:style-name="T10">: </text:span><text:span text:style-name="T12">Fiche de préparation</text:span><text:span text:style-name="T7"> <text:s/></text:span></text:p>
            <text:p text:style-name="P16"><text:span text:style-name="T7">c</text:span><text:span text:style-name="T6">lasse : <text:s/></text:span><text:span text:style-name="T8">5e</text:span><text:span text:style-name="T9">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4">Rappel 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25">correction exercices <text:span text:style-name="T16">solubilité</text:span>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7">Activité 3</text:p>
          </table:table-cell>
          <table:table-cell table:style-name="Tableau1.B4" office:value-type="string">
            <text:p text:style-name="P32">Matériel !!!</text:p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8">En groupe exercice solubilité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6">Thème 2 : Notre système solaire</text:p>
            <text:p text:style-name="P26">Chapitre 1 : La formation de notre système solaire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9">Activité 1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10">
          <table:table-cell table:style-name="Tableau1.A10" office:value-type="string">
            <text:p text:style-name="P6">Agenda <text:span text:style-name="T13">+ matériel + tables</text:span></text:p>
          </table:table-cell>
          <table:table-cell table:style-name="Tableau1.B10" office:value-type="string">
            <text:p text:style-name="P10"/>
          </table:table-cell>
          <table:table-cell table:style-name="Tableau1.A10" office:value-type="string">
            <text:p text:style-name="P12">5min</text:p>
          </table:table-cell>
        </table:table-row>
      </table:table>
      <text:p text:style-name="P11"/>
      <text:p text:style-name="P3"><text:span text:style-name="T1">Pour la prochaine fois </text:span><text:span text:style-name="T2">: </text:span><text:span text:style-name="T3">finir exercice solubilité ?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52406723728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14">T</text:span>ravail <text:span text:style-name="T14">non fait</text:span></text:p>
          </table:table-cell>
          <table:table-cell table:style-name="Tableau2.A1" office:value-type="string">
            <text:p text:style-name="P18"><text:span text:style-name="T14">T</text:span>ravail <text:span text:style-name="T14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41M14S</meta:editing-duration>
    <meta:editing-cycles>39</meta:editing-cycles>
    <meta:generator>LibreOffice/7.0.4.2$Linux_X86_64 LibreOffice_project/00$Build-2</meta:generator>
    <meta:creation-date>2021-02-04T16:16:38.289524303</meta:creation-date>
    <meta:initial-creator>J Cercy</meta:initial-creator>
    <dc:date>2021-06-03T22:02:05.561561864</dc:date>
    <dc:creator>J Cercy</dc:creator>
    <meta:document-statistic meta:table-count="3" meta:image-count="0" meta:object-count="0" meta:page-count="1" meta:paragraph-count="32" meta:word-count="116" meta:character-count="659" meta:non-whitespace-character-count="568"/>
    <meta:template xlink:type="simple" xlink:actuate="onRequest" xlink:title="fiche_de_prep_type" xlink:href="../fiche_de_prep_type.ott" meta:date="2021-02-04T16:16:36.866451548"/>
  </office:meta>
</office:document-meta>
</file>